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626.174076393237" calcext:value-type="float">
            <text:p>626.174076393237</text:p>
          </table:table-cell>
        </table:table-row>
        <table:table-row table:style-name="ro1">
          <table:table-cell office:value-type="float" office:value="650.618087182824" calcext:value-type="float">
            <text:p>650.618087182824</text:p>
          </table:table-cell>
        </table:table-row>
        <table:table-row table:style-name="ro1">
          <table:table-cell office:value-type="float" office:value="652.741514360313" calcext:value-type="float">
            <text:p>652.741514360313</text:p>
          </table:table-cell>
        </table:table-row>
        <table:table-row table:style-name="ro1">
          <table:table-cell office:value-type="float" office:value="630.517023959647" calcext:value-type="float">
            <text:p>630.517023959647</text:p>
          </table:table-cell>
        </table:table-row>
        <table:table-row table:style-name="ro1">
          <table:table-cell office:value-type="float" office:value="646.830530401035" calcext:value-type="float">
            <text:p>646.830530401035</text:p>
          </table:table-cell>
        </table:table-row>
        <table:table-row table:style-name="ro1">
          <table:table-cell office:value-type="float" office:value="630.119722747322" calcext:value-type="float">
            <text:p>630.119722747322</text:p>
          </table:table-cell>
        </table:table-row>
        <table:table-row table:style-name="ro1">
          <table:table-cell office:value-type="float" office:value="629.326620516048" calcext:value-type="float">
            <text:p>629.326620516048</text:p>
          </table:table-cell>
        </table:table-row>
        <table:table-row table:style-name="ro1">
          <table:table-cell office:value-type="float" office:value="656.167979002625" calcext:value-type="float">
            <text:p>656.167979002625</text:p>
          </table:table-cell>
        </table:table-row>
        <table:table-row table:style-name="ro1">
          <table:table-cell office:value-type="float" office:value="666.666666666667" calcext:value-type="float">
            <text:p>666.666666666667</text:p>
          </table:table-cell>
        </table:table-row>
        <table:table-row table:style-name="ro1">
          <table:table-cell office:value-type="float" office:value="637.755102040816" calcext:value-type="float">
            <text:p>637.755102040816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642.691732327053" calcext:value-type="float">
            <text:p>642.6917323270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 style:data-style-name="N2" text:time-value="19:13:32.810942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5:55.871530753</meta:creation-date>
    <dc:date>2018-05-30T19:17:21.087383122</dc:date>
    <dc:creator>Davide Ancona</dc:creator>
    <meta:editing-duration>PT5M33S</meta:editing-duration>
    <meta:editing-cycles>2</meta:editing-cycles>
    <meta:generator>LibreOffice/5.3.4.2$Linux_X86_64 LibreOffice_project/30$Build-2</meta:generator>
    <meta:document-statistic meta:table-count="1" meta:cell-count="11" meta:object-count="0"/>
  </office:meta>
</office:document-meta>
</file>